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 (loading) {</text:p>
      <text:p text:style-name="Standard"><text:s text:c="4"/>return &lt;Loader /&gt;;</text:p>
      <text:p text:style-name="Standard"><text:s text:c="2"/>}</text:p>
      <text:p text:style-name="Standard"/>
      <text:p text:style-name="Standard"><text:s text:c="2"/>if (data.me) {</text:p>
      <text:p text:style-name="Standard"><text:s text:c="4"/>return (</text:p>
      <text:p text:style-name="Standard"><text:s text:c="6"/>&lt;Header&gt;</text:p>
      <text:p text:style-name="Standard"><text:s text:c="8"/>&lt;HeaderWrapper&gt;</text:p>
      <text:p text:style-name="Standard"><text:s text:c="10"/>&lt;HeaderColumn&gt;</text:p>
      <text:p text:style-name="Standard"><text:s text:c="12"/>&lt;Link to="/"&gt;청양군 포상록&lt;/Link&gt;</text:p>
      <text:p text:style-name="Standard"><text:s text:c="10"/>&lt;/HeaderColumn&gt;</text:p>
      <text:p text:style-name="Standard"><text:s text:c="10"/>&lt;HeaderColumn&gt;</text:p>
      <text:p text:style-name="Standard"><text:s text:c="12"/>&lt;form onSubmit={onSearchSubmit}&gt;</text:p>
      <text:p text:style-name="Standard"><text:s text:c="14"/>&lt;SearchInput</text:p>
      <text:p text:style-name="Standard"><text:s text:c="16"/>value={search.value}</text:p>
      <text:p text:style-name="Standard"><text:s text:c="16"/>onChange={search.onChange}</text:p>
      <text:p text:style-name="Standard"><text:s text:c="16"/>placeholder="검 색"</text:p>
      <text:p text:style-name="Standard"><text:s text:c="14"/>/&gt;</text:p>
      <text:p text:style-name="Standard"><text:s text:c="12"/>&lt;/form&gt;</text:p>
      <text:p text:style-name="Standard"><text:s text:c="10"/>&lt;/HeaderColumn&gt;</text:p>
      <text:p text:style-name="Standard"><text:s text:c="10"/>&lt;HeaderColumn&gt;</text:p>
      <text:p text:style-name="Standard"><text:s text:c="12"/>&lt;UserName&gt;{data.me.userName} 님&lt;/UserName&gt;</text:p>
      <text:p text:style-name="Standard"><text:s text:c="12"/>&lt;HeaderLink to="/Auth"&gt;포상록 작성&lt;/HeaderLink&gt;</text:p>
      <text:p text:style-name="Standard"><text:s text:c="12"/>&lt;HeaderLink onClick={logOut}&gt;로그아웃&lt;/HeaderLink&gt;</text:p>
      <text:p text:style-name="Standard"><text:s text:c="10"/>&lt;/HeaderColumn&gt;</text:p>
      <text:p text:style-name="Standard"><text:s text:c="8"/>&lt;/HeaderWrapper&gt;</text:p>
      <text:p text:style-name="Standard"><text:s text:c="6"/>&lt;/Header&gt;</text:p>
      <text:p text:style-name="Standard"><text:s text:c="4"/>);</text:p>
      <text:p text:style-name="Standard"><text:s text:c="2"/>}</text:p>
      <text:p text:style-name="Standard"/>
      <text:p text:style-name="Standard"><text:s text:c="2"/>if (!data.me) {</text:p>
      <text:p text:style-name="Standard"><text:s text:c="4"/>return (</text:p>
      <text:p text:style-name="Standard"><text:s text:c="6"/>&lt;HeaderWrapper&gt;</text:p>
      <text:p text:style-name="Standard"><text:s text:c="8"/>&lt;ErrorView text={"비정상적인 접근입니다"} /&gt;</text:p>
      <text:p text:style-name="Standard"><text:s text:c="6"/>&lt;/HeaderWrapper&gt;</text:p>
      <text:p text:style-name="Standard"><text:s text:c="4"/>);</text:p>
      <text:p text:style-name="Standard"><text:s text:c="2"/>}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한 강</meta:initial-creator>
    <meta:creation-date>2019-07-13T06:28:27.952077816</meta:creation-date>
    <dc:date>2019-07-13T08:56:34.754420680</dc:date>
    <dc:creator>한 강</dc:creator>
    <meta:editing-duration>PT1H47M26S</meta:editing-duration>
    <meta:editing-cycles>1</meta:editing-cycles>
    <meta:document-statistic meta:table-count="0" meta:image-count="0" meta:object-count="0" meta:page-count="1" meta:paragraph-count="36" meta:word-count="86" meta:character-count="844" meta:non-whitespace-character-count="537"/>
    <meta:generator>LibreOffice/6.0.7.3$Linux_X86_64 LibreOffice_project/00m0$Build-3</meta:generator>
  </office:meta>
</office:document-meta>
</file>